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graph:</text:p>
      <text:p text:style-name="Standard">Claim No :- 188(.10No. Beneficiaries (2 Hola)</text:p>
      <text:p text:style-name="Standard">==========</text:p>
      <text:p text:style-name="Standard">Paragraph:</text:p>
      <text:p text:style-name="Standard">SOUTH EAST U.P. POWER TRANSMISSION COMPANY LIMITED Shalimar Titanium, 4th Floor, Office No. 409 Vibhuti Khand, Gomti Nagar, Lucknow-226010, Uttar Pradesh CIN No.U40105UP2009PLC038216</text:p>
      <text:p text:style-name="Standard">==========</text:p>
      <text:p text:style-name="Standard">Paragraph:</text:p>
      <text:p text:style-name="Standard">TRASMISSION CO. ITEL.</text:p>
      <text:p text:style-name="Standard">==========</text:p>
      <text:p text:style-name="Standard">Paragraph:</text:p>
      <text:p text:style-name="Standard">DOR</text:p>
      <text:p text:style-name="Standard">==========</text:p>
      <text:p text:style-name="Standard">Paragraph:</text:p>
      <text:p text:style-name="Standard">SAP NO</text:p>
      <text:p text:style-name="Standard">==========</text:p>
      <text:p text:style-name="Standard">Paragraph:</text:p>
      <text:p text:style-name="Standard">POSTING DATE</text:p>
      <text:p text:style-name="Standard">==========</text:p>
      <text:p text:style-name="Standard">Paragraph:</text:p>
      <text:p text:style-name="Standard">UTR</text:p>
      <text:p text:style-name="Standard">==========</text:p>
      <text:p text:style-name="Standard">Paragraph:</text:p>
      <text:p text:style-name="Standard">PAYMENT DOC.</text:p>
      <text:p text:style-name="Standard">==========</text:p>
      <text:p text:style-name="Standard">Paragraph:</text:p>
      <text:p text:style-name="Standard">PAYMENT DATE</text:p>
      <text:p text:style-name="Standard">==========</text:p>
      <text:p text:style-name="Standard">Paragraph:</text:p>
      <text:p text:style-name="Standard">19.09.2025</text:p>
      <text:p text:style-name="Standard">==========</text:p>
      <text:p text:style-name="Standard">Paragraph:</text:p>
      <text:p text:style-name="Standard">27/10/25</text:p>
      <text:p text:style-name="Standard">==========</text:p>
      <text:p text:style-name="Standard">Paragraph:</text:p>
      <text:p text:style-name="Standard">Valuation of Crop Compensation</text:p>
      <text:p text:style-name="Standard">==========</text:p>
      <text:p text:style-name="Standard">Paragraph:</text:p>
      <text:p text:style-name="Standard">Name of the Land owner</text:p>
      <text:p text:style-name="Standard">==========</text:p>
      <text:p text:style-name="Standard">Paragraph:</text:p>
      <text:p text:style-name="Standard">DHARMENDRA SINGH</text:p>
      <text:p text:style-name="Standard">==========</text:p>
      <text:p text:style-name="Standard">Paragraph:</text:p>
      <text:p text:style-name="Standard">Original Notice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Father Name of Owner</text:p>
      <text:p text:style-name="Standard"><text:soft-page-break/>==========</text:p>
      <text:p text:style-name="Standard">Paragraph:</text:p>
      <text:p text:style-name="Standard">MOTI LAL</text:p>
      <text:p text:style-name="Standard">==========</text:p>
      <text:p text:style-name="Standard">Paragraph:</text:p>
      <text:p text:style-name="Standard">Bhulekh with Tehsildar /Lekhpal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Resident of Village</text:p>
      <text:p text:style-name="Standard">==========</text:p>
      <text:p text:style-name="Standard">Paragraph:</text:p>
      <text:p text:style-name="Standard">BAROLA</text:p>
      <text:p text:style-name="Standard">==========</text:p>
      <text:p text:style-name="Standard">Paragraph:</text:p>
      <text:p text:style-name="Standard">Adhar Card, Pan Card</text:p>
      <text:p text:style-name="Standard">==========</text:p>
      <text:p text:style-name="Standard">Paragraph:</text:p>
      <text:p text:style-name="Standard">Aadhar Card</text:p>
      <text:p text:style-name="Standard">==========</text:p>
      <text:p text:style-name="Standard">Paragraph:</text:p>
      <text:p text:style-name="Standard">Tehsil</text:p>
      <text:p text:style-name="Standard">==========</text:p>
      <text:p text:style-name="Standard">Paragraph:</text:p>
      <text:p text:style-name="Standard">MANJANPUR</text:p>
      <text:p text:style-name="Standard">==========</text:p>
      <text:p text:style-name="Standard">Paragraph:</text:p>
      <text:p text:style-name="Standard">Gov. Approved Yield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District</text:p>
      <text:p text:style-name="Standard">==========</text:p>
      <text:p text:style-name="Standard">Paragraph:</text:p>
      <text:p text:style-name="Standard">KAUSHMABI</text:p>
      <text:p text:style-name="Standard">==========</text:p>
      <text:p text:style-name="Standard">Paragraph:</text:p>
      <text:p text:style-name="Standard">Gov. Approved Crop Rate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Line Name/Pkg.</text:p>
      <text:p text:style-name="Standard">==========</text:p>
      <text:p text:style-name="Standard">Paragraph:</text:p>
      <text:p text:style-name="Standard">765 KV S/C MBT/L CKT-1</text:p>
      <text:p text:style-name="Standard">==========</text:p>
      <text:p text:style-name="Standard"><text:soft-page-break/>Paragraph:</text:p>
      <text:p text:style-name="Standard">Drawing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Location No.</text:p>
      <text:p text:style-name="Standard">==========</text:p>
      <text:p text:style-name="Standard">Paragraph:</text:p>
      <text:p text:style-name="Standard">99B/4-100/0</text:p>
      <text:p text:style-name="Standard">==========</text:p>
      <text:p text:style-name="Standard">Paragraph:</text:p>
      <text:p text:style-name="Standard">SQA+0-SQC+0</text:p>
      <text:p text:style-name="Standard">==========</text:p>
      <text:p text:style-name="Standard">Paragraph:</text:p>
      <text:p text:style-name="Standard">1</text:p>
      <text:p text:style-name="Standard">==========</text:p>
      <text:p text:style-name="Standard">Paragraph:</text:p>
      <text:p text:style-name="Standard">Evaluation Sheet Original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Beneficiary Name</text:p>
      <text:p text:style-name="Standard">==========</text:p>
      <text:p text:style-name="Standard">Paragraph:</text:p>
      <text:p text:style-name="Standard">DHARMENDRA SINGH</text:p>
      <text:p text:style-name="Standard">==========</text:p>
      <text:p text:style-name="Standard">Paragraph:</text:p>
      <text:p text:style-name="Standard">Passbook or Cancelled Chq.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Beneficiary Account No.</text:p>
      <text:p text:style-name="Standard">==========</text:p>
      <text:p text:style-name="Standard">Paragraph:</text:p>
      <text:p text:style-name="Standard">31156908333</text:p>
      <text:p text:style-name="Standard">==========</text:p>
      <text:p text:style-name="Standard">Paragraph:</text:p>
      <text:p text:style-name="Standard">Vendor Registration Form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IFSC Code</text:p>
      <text:p text:style-name="Standard">==========</text:p>
      <text:p text:style-name="Standard">Paragraph:</text:p>
      <text:p text:style-name="Standard"><text:soft-page-break/>SBIN0012495</text:p>
      <text:p text:style-name="Standard">==========</text:p>
      <text:p text:style-name="Standard">Paragraph:</text:p>
      <text:p text:style-name="Standard">Summery Sheet</text:p>
      <text:p text:style-name="Standard">==========</text:p>
      <text:p text:style-name="Standard">Paragraph:</text:p>
      <text:p text:style-name="Standard">y</text:p>
      <text:p text:style-name="Standard">==========</text:p>
      <text:p text:style-name="Standard">Paragraph:</text:p>
      <text:p text:style-name="Standard">Crop Details</text:p>
      <text:p text:style-name="Standard">==========</text:p>
      <text:p text:style-name="Standard">Paragraph:</text:p>
      <text:p text:style-name="Standard">Sr.No</text:p>
      <text:p text:style-name="Standard">==========</text:p>
      <text:p text:style-name="Standard">Paragraph:</text:p>
      <text:p text:style-name="Standard">Activity Performed</text:p>
      <text:p text:style-name="Standard">==========</text:p>
      <text:p text:style-name="Standard">Paragraph:</text:p>
      <text:p text:style-name="Standard">Type of Crop</text:p>
      <text:p text:style-name="Standard">==========</text:p>
      <text:p text:style-name="Standard">Paragraph:</text:p>
      <text:p text:style-name="Standard">Govt approved prevailing rates/ Qtl</text:p>
      <text:p text:style-name="Standard">==========</text:p>
      <text:p text:style-name="Standard">Paragraph:</text:p>
      <text:p text:style-name="Standard">Govt approved yield Qtl/ha</text:p>
      <text:p text:style-name="Standard">==========</text:p>
      <text:p text:style-name="Standard">Paragraph:</text:p>
      <text:p text:style-name="Standard">Total area (Sqm)</text:p>
      <text:p text:style-name="Standard">==========</text:p>
      <text:p text:style-name="Standard">Paragraph:</text:p>
      <text:p text:style-name="Standard">Total Amount (Rs)</text:p>
      <text:p text:style-name="Standard">==========</text:p>
      <text:p text:style-name="Standard">Paragraph:</text:p>
      <text:p text:style-name="Standard">A</text:p>
      <text:p text:style-name="Standard">==========</text:p>
      <text:p text:style-name="Standard">Paragraph:</text:p>
      <text:p text:style-name="Standard">B</text:p>
      <text:p text:style-name="Standard">==========</text:p>
      <text:p text:style-name="Standard">Paragraph:</text:p>
      <text:p text:style-name="Standard">C</text:p>
      <text:p text:style-name="Standard">==========</text:p>
      <text:p text:style-name="Standard">Paragraph:</text:p>
      <text:p text:style-name="Standard">D</text:p>
      <text:p text:style-name="Standard">==========</text:p>
      <text:p text:style-name="Standard">Paragraph:</text:p>
      <text:p text:style-name="Standard">E</text:p>
      <text:p text:style-name="Standard">==========</text:p>
      <text:p text:style-name="Standard">Paragraph:</text:p>
      <text:p text:style-name="Standard">F</text:p>
      <text:p text:style-name="Standard">==========</text:p>
      <text:p text:style-name="Standard">Paragraph:</text:p>
      <text:p text:style-name="Standard">G=D*E*F/10000</text:p>
      <text:p text:style-name="Standard"><text:soft-page-break/>==========</text:p>
      <text:p text:style-name="Standard">Paragraph:</text:p>
      <text:p text:style-name="Standard">1</text:p>
      <text:p text:style-name="Standard">==========</text:p>
      <text:p text:style-name="Standard">Paragraph:</text:p>
      <text:p text:style-name="Standard">STRINGING</text:p>
      <text:p text:style-name="Standard">==========</text:p>
      <text:p text:style-name="Standard">Paragraph:</text:p>
      <text:p text:style-name="Standard">BRINJLE</text:p>
      <text:p text:style-name="Standard">==========</text:p>
      <text:p text:style-name="Standard">Paragraph:</text:p>
      <text:p text:style-name="Standard">2100</text:p>
      <text:p text:style-name="Standard">==========</text:p>
      <text:p text:style-name="Standard">Paragraph:</text:p>
      <text:p text:style-name="Standard">310</text:p>
      <text:p text:style-name="Standard">==========</text:p>
      <text:p text:style-name="Standard">Paragraph:</text:p>
      <text:p text:style-name="Standard">575</text:p>
      <text:p text:style-name="Standard">==========</text:p>
      <text:p text:style-name="Standard">Paragraph:</text:p>
      <text:p text:style-name="Standard">₹ 37,433</text:p>
      <text:p text:style-name="Standard">==========</text:p>
      <text:p text:style-name="Standard">Paragraph:</text:p>
      <text:p text:style-name="Standard">2</text:p>
      <text:p text:style-name="Standard">==========</text:p>
      <text:p text:style-name="Standard">Paragraph:</text:p>
      <text:p text:style-name="Standard">3</text:p>
      <text:p text:style-name="Standard">==========</text:p>
      <text:p text:style-name="Standard">Paragraph:</text:p>
      <text:p text:style-name="Standard">4</text:p>
      <text:p text:style-name="Standard">==========</text:p>
      <text:p text:style-name="Standard">Paragraph:</text:p>
      <text:p text:style-name="Standard">5</text:p>
      <text:p text:style-name="Standard">==========</text:p>
      <text:p text:style-name="Standard">Paragraph:</text:p>
      <text:p text:style-name="Standard">6</text:p>
      <text:p text:style-name="Standard">==========</text:p>
      <text:p text:style-name="Standard">Paragraph:</text:p>
      <text:p text:style-name="Standard">7</text:p>
      <text:p text:style-name="Standard">==========</text:p>
      <text:p text:style-name="Standard">Paragraph:</text:p>
      <text:p text:style-name="Standard">8</text:p>
      <text:p text:style-name="Standard">==========</text:p>
      <text:p text:style-name="Standard">Paragraph:</text:p>
      <text:p text:style-name="Standard">9</text:p>
      <text:p text:style-name="Standard">==========</text:p>
      <text:p text:style-name="Standard">Paragraph:</text:p>
      <text:p text:style-name="Standard">10</text:p>
      <text:p text:style-name="Standard">==========</text:p>
      <text:p text:style-name="Standard">Paragraph:</text:p>
      <text:p text:style-name="Standard">Total</text:p>
      <text:p text:style-name="Standard">==========</text:p>
      <text:p text:style-name="Standard"><text:soft-page-break/>Paragraph:</text:p>
      <text:p text:style-name="Standard">575</text:p>
      <text:p text:style-name="Standard">==========</text:p>
      <text:p text:style-name="Standard">Paragraph:</text:p>
      <text:p text:style-name="Standard">₹ 37,433</text:p>
      <text:p text:style-name="Standard">==========</text:p>
      <text:p text:style-name="Standard">Paragraph:</text:p>
      <text:p text:style-name="Standard">.</text:p>
      <text:p text:style-name="Standard">==========</text:p>
      <text:p text:style-name="Standard">Paragraph:</text:p>
      <text:p text:style-name="Standard">28/10/28</text:p>
      <text:p text:style-name="Standard">==========</text:p>
      <text:p text:style-name="Standard">Paragraph:</text:p>
      <text:p text:style-name="Standard">Abhishek Singh</text:p>
      <text:p text:style-name="Standard">==========</text:p>
      <text:p text:style-name="Standard">Paragraph:</text:p>
      <text:p text:style-name="Standard">Anurag Shukla</text:p>
      <text:p text:style-name="Standard">==========</text:p>
      <text:p text:style-name="Standard">Paragraph:</text:p>
      <text:p text:style-name="Standard">Rajnish Mishra</text:p>
      <text:p text:style-name="Standard">==========</text:p>
      <text:p text:style-name="Standard">Paragraph:</text:p>
      <text:p text:style-name="Standard">Sandeep Jain</text:p>
      <text:p text:style-name="Standard">==========</text:p>
      <text:p text:style-name="Standard">Paragraph:</text:p>
      <text:p text:style-name="Standard">Nita Jha</text:p>
      <text:p text:style-name="Standard">==========</text:p>
      <text:p text:style-name="Standard">Paragraph:</text:p>
      <text:p text:style-name="Standard">Sachin Mujumdar</text:p>
      <text:p text:style-name="Standard">==========</text:p>
      <text:p text:style-name="Standard">Paragraph:</text:p>
      <text:p text:style-name="Standard">Prepared By</text:p>
      <text:p text:style-name="Standard">==========</text:p>
      <text:p text:style-name="Standard">Paragraph:</text:p>
      <text:p text:style-name="Standard">Checked By</text:p>
      <text:p text:style-name="Standard">==========</text:p>
      <text:p text:style-name="Standard">Paragraph:</text:p>
      <text:p text:style-name="Standard">Parked By</text:p>
      <text:p text:style-name="Standard">==========</text:p>
      <text:p text:style-name="Standard">Paragraph:</text:p>
      <text:p text:style-name="Standard">Passed By</text:p>
      <text:p text:style-name="Standard">==========</text:p>
      <text:p text:style-name="Standard">Paragraph:</text:p>
      <text:p text:style-name="Standard">Approved By</text:p>
      <text:p text:style-name="Standard">==========</text:p>
      <text:p text:style-name="Standard">Paragraph:</text:p>
      <text:p text:style-name="Standard">Approved By</text:p>
      <text:p text:style-name="Standard">==========</text:p>
      <text:p text:style-name="Standard">Paragraph:</text:p>
      <text:p text:style-name="Standard">Auch</text:p>
      <text:p text:style-name="Standard">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3:27:27.837484300</meta:creation-date>
    <dc:date>2025-11-26T13:27:47.734053000</dc:date>
    <meta:editing-duration>PT20S</meta:editing-duration>
    <meta:editing-cycles>1</meta:editing-cycles>
    <meta:document-statistic meta:table-count="0" meta:image-count="0" meta:object-count="0" meta:page-count="6" meta:paragraph-count="309" meta:word-count="418" meta:character-count="3278" meta:non-whitespace-character-count="3169"/>
    <meta:generator>LibreOffice/25.2.6.2$Windows_X86_64 LibreOffice_project/729c5bfe710f5eb71ed3bbde9e06a6065e9c6c5d</meta:generator>
  </office:meta>
</office:document-meta>
</file>